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Times New Roman1" svg:font-family="'Times New Roman', serif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5e0e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e393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72b91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79741" fo:hyphenate="true" fo:hyphenation-remain-char-count="2" fo:hyphenation-push-char-count="2"/>
    </style:style>
    <style:style style:name="P5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36d7e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 officeooo:rsid="00136d7e" style:font-style-asian="italic" style:font-style-complex="italic"/>
    </style:style>
    <style:style style:name="T3" style:family="text">
      <style:text-properties fo:font-style="italic" officeooo:rsid="00179741" style:font-style-asian="italic" style:font-style-complex="italic"/>
    </style:style>
    <style:style style:name="T4" style:family="text">
      <style:text-properties style:text-position="sub 58%" fo:font-style="italic" officeooo:rsid="00179741" style:font-style-asian="italic" style:font-style-complex="italic"/>
    </style:style>
    <style:style style:name="T5" style:family="text">
      <style:text-properties style:text-position="sub 58%" officeooo:rsid="00136d7e"/>
    </style:style>
    <style:style style:name="T6" style:family="text">
      <style:text-properties style:font-name="courier new"/>
    </style:style>
    <style:style style:name="T7" style:family="text">
      <style:text-properties officeooo:rsid="00125e0e"/>
    </style:style>
    <style:style style:name="T8" style:family="text">
      <style:text-properties officeooo:rsid="0012e393"/>
    </style:style>
    <style:style style:name="T9" style:family="text">
      <style:text-properties officeooo:rsid="00136d7e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0c7d58"/>
    </style:style>
    <style:style style:name="T12" style:family="text">
      <style:text-properties officeooo:rsid="0015f9c0"/>
    </style:style>
    <style:style style:name="T13" style:family="text">
      <style:text-properties officeooo:rsid="00172b91"/>
    </style:style>
    <style:style style:name="T14" style:family="text">
      <style:text-properties officeooo:rsid="00179741"/>
    </style:style>
    <style:style style:name="T15" style:family="text">
      <style:text-properties fo:font-style="normal" officeooo:rsid="00136d7e" style:font-style-asian="normal" style:font-style-complex="normal"/>
    </style:style>
    <style:style style:name="T16" style:family="text">
      <style:text-properties fo:font-style="normal" officeooo:rsid="00179741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2">Двораковская Наталия</text:span><text:span text:style-name="T1"> (29.12.2010)</text:span></text:h>
      <text:list xml:id="list659488405" text:style-name="L1">
        <text:list-item>
          <text:p text:style-name="P5"><text:span text:style-name="T9">Описать подпрог</text:span><text:span text:style-name="T12">р</text:span><text:span text:style-name="T9">амму, формирующую по целым положительным числам </text:span><text:span text:style-name="T2">M</text:span><text:span text:style-name="T9"> и </text:span><text:span text:style-name="T2">N</text:span><text:span text:style-name="T9"> матрицу </text:span><text:span text:style-name="T2">A</text:span><text:span text:style-name="T9"> размера </text:span><text:span text:style-name="T2">M </text:span><text:span text:style-name="T9">× </text:span><text:span text:style-name="T2">N</text:span><text:span text:style-name="T9">, которая содержит числа 0 и 1, расположенные в «шахматном» порядке, причем </text:span><text:span text:style-name="T2">A</text:span><text:span text:style-name="T5">0,0</text:span><text:span text:style-name="T9"> = 0.</text:span></text:p>
        </text:list-item>
        <text:list-item>
          <text:p text:style-name="P2"><text:span text:style-name="T1">Объявите </text:span><text:span text:style-name="T7">запись</text:span><text:span text:style-name="T1"> </text:span><text:span text:style-name="T11">vector_3d</text:span><text:span text:style-name="T1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11">Init</text:span><text:span text:style-name="T1"> и </text:span><text:span text:style-name="T11">Print</text:span><text:span text:style-name="T1">.</text:span></text:p>
        </text:list-item>
        <text:list-item>
          <text:p text:style-name="P1">Создать <text:span text:style-name="T8">метод записи</text:span> <text:span text:style-name="T10">inner_product</text:span>, вычисляющ<text:span text:style-name="T8">ий</text:span> <text:a xlink:type="simple" xlink:href="http://ru.wikipedia.org/wiki/Скалярное_произведение">скалярное произведение</text:a> <text:span text:style-name="T8">текущего вектора с заданным вектором</text:span>.</text:p>
        </text:list-item>
        <text:list-item>
          <text:p text:style-name="P3"><text:span text:style-name="T13">Создать функцию</text:span>, принимающую массив векторов и ещё один вектор <text:span text:style-name="T6">v</text:span> и возвращающую массив векторов в динамической памяти, полученный из исходного удалением всех векторов, скалярное произведение с вектором <text:span text:style-name="T6">v</text:span> которых отрицательно.</text:p>
        </text:list-item>
        <text:list-item>
          <text:p text:style-name="P4"><text:span text:style-name="T13">Создать функцию, которая по заданному </text:span><text:span text:style-name="T14">массиву векторов возвращает матрицу </text:span><text:span text:style-name="T2">M </text:span><text:span text:style-name="T9">× </text:span><text:span text:style-name="T2">N</text:span><text:span text:style-name="T15">, </text:span><text:span text:style-name="T16">являющуюся верхнетреугольной, элемент </text:span><text:span text:style-name="T3">A</text:span><text:span text:style-name="T4">i,j</text:span><text:span text:style-name="T16"> (</text:span><text:span text:style-name="T3">i </text:span><text:span text:style-name="T16">≤ </text:span><text:span text:style-name="T3">j</text:span><text:span text:style-name="T16">) которой равен скалярному произведению </text:span><text:span text:style-name="T3">i</text:span><text:span text:style-name="T16">-го на </text:span><text:span text:style-name="T3">j</text:span><text:span text:style-name="T16">-ый вектор массив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Times New Roman1" svg:font-family="'Times New Roman', serif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0-12-28T23:38:45</dc:date>
    <dc:creator>Artem Pelenitsyn</dc:creator>
    <meta:editing-duration>PT01H28M52S</meta:editing-duration>
    <meta:editing-cycles>10</meta:editing-cycles>
    <meta:document-statistic meta:table-count="0" meta:image-count="0" meta:object-count="0" meta:page-count="1" meta:paragraph-count="6" meta:word-count="132" meta:character-count="942"/>
  </office:meta>
</office:document-meta>
</file>